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MXYas1" svg:font-family="HMXYas"/>
    <style:font-face style:name="Helvetica1" svg:font-family="Helvetica"/>
    <style:font-face style:name="HMXYas" svg:font-family="HMXYa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 draw:opacity="0%"/>
    </style:style>
    <style:style style:name="gr5" style:family="graphic" style:parent-style-name="standard">
      <style:graphic-properties draw:stroke="solid" svg:stroke-width="0.031cm" svg:stroke-color="#000000" svg:stroke-opacity="0%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solid" svg:stroke-width="0.031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7" style:family="graphic" style:parent-style-name="standard">
      <style:graphic-properties draw:stroke="none" draw:fill="solid" draw:fill-color="#000000" draw:opacity="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00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41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4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HMXYas1" fo:font-size="16pt" style:font-size-asian="16pt" style:font-name-complex="HMXYas1" style:font-size-complex="16pt"/>
    </style:style>
    <style:style style:name="P10" style:family="paragraph">
      <style:paragraph-properties fo:text-align="center" style:writing-mode="rl-tb"/>
      <style:text-properties fo:font-size="8.19999980926514pt" style:font-size-asian="8.19999980926514pt" style:font-size-complex="8.19999980926514pt"/>
    </style:style>
    <style:style style:name="P11" style:family="paragraph">
      <loext:graphic-properties draw:fill="none" draw:fill-color="#ffffff"/>
      <style:paragraph-properties fo:text-align="center" style:writing-mode="rl-tb"/>
      <style:text-properties style:font-name="HMXYas1" fo:font-size="8.19999980926514pt" style:font-size-asian="8.19999980926514pt" style:font-name-complex="HMXYas1" style:font-size-complex="8.19999980926514pt"/>
    </style:style>
    <style:style style:name="P12" style:family="paragraph">
      <loext:graphic-properties draw:fill="none" draw:fill-color="#ffffff"/>
      <style:paragraph-properties fo:text-align="center"/>
      <style:text-properties style:font-name="HMXYas1" fo:font-size="10pt" style:font-size-asian="10pt" style:font-name-complex="HMXYas1" style:font-size-complex="10pt"/>
    </style:style>
    <style:style style:name="P13" style:family="paragraph">
      <style:paragraph-properties fo:text-align="center"/>
      <style:text-properties fo:font-size="8.19999980926514pt" style:font-size-asian="8.19999980926514pt" style:font-size-complex="8.19999980926514pt"/>
    </style:style>
    <style:style style:name="P14" style:family="paragraph">
      <loext:graphic-properties draw:fill="none" draw:fill-color="#ffffff"/>
      <style:paragraph-properties fo:text-align="center"/>
      <style:text-properties style:font-name="HMXYas1" fo:font-size="8.19999980926514pt" style:font-size-asian="8.19999980926514pt" style:font-name-complex="HMXYas1" style:font-size-complex="8.19999980926514pt"/>
    </style:style>
    <style:style style:name="P15" style:family="paragraph">
      <style:paragraph-properties fo:text-align="center" style:writing-mode="rl-tb"/>
    </style:style>
    <style:style style:name="P16" style:family="paragraph">
      <loext:graphic-properties draw:fill="none" draw:fill-color="#ffffff"/>
      <style:paragraph-properties fo:text-align="center" style:writing-mode="rl-tb"/>
      <style:text-properties style:font-name="HMXYas1" fo:font-size="10pt" style:font-size-asian="10pt" style:font-name-complex="HMXYas1" style:font-size-complex="10pt"/>
    </style:style>
    <style:style style:name="T1" style:family="text">
      <style:text-properties fo:color="#000000" style:font-name="Helvetica1" fo:font-size="20pt" style:font-size-asian="20pt" style:font-name-complex="Helvetica1" style:font-size-complex="20pt"/>
    </style:style>
    <style:style style:name="T2" style:family="text">
      <style:text-properties style:font-name="HMXYas1" fo:font-size="16pt" style:font-size-asian="16pt" style:font-name-complex="HMXYas1" style:font-size-complex="16pt"/>
    </style:style>
    <style:style style:name="T3" style:family="text">
      <style:text-properties style:font-name="HMXYas1" fo:font-size="8.19999980926514pt" style:font-size-asian="8.19999980926514pt" style:font-name-complex="HMXYas1" style:font-size-complex="8.19999980926514pt"/>
    </style:style>
    <style:style style:name="T4" style:family="text">
      <style:text-properties style:font-name="HMXYas1" fo:font-size="10pt" style:font-size-asian="10pt" style:font-name-complex="HMXYa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18cm" svg:height="1.27cm" svg:x="2.626cm" svg:y="1.906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2.626cm" svg:y="1.906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3.579cm" svg:y="1.906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3.579cm" svg:y="1.906cm" svg:viewBox="0 0 318 1271" svg:d="M0 79c0-44 35-79 79-79h160c44 0 79 35 79 79v1113c0 44-35 79-79 79h-160c-44 0-79-35-79-79z">
          <text:p/>
        </draw:path>
        <draw:line draw:style-name="gr2" draw:text-style-name="P2" draw:layer="layout" svg:x1="2.944cm" svg:y1="2.541cm" svg:x2="3.563cm" svg:y2="2.541cm">
          <text:p/>
        </draw:line>
        <draw:polygon draw:style-name="gr3" draw:text-style-name="P3" draw:layer="layout" svg:width="0cm" svg:height="0.031cm" svg:x="2.944cm" svg:y="2.525cm" svg:viewBox="0 0 0 32" draw:points="0,32 0,0">
          <text:p/>
        </draw:polygon>
        <draw:polygon draw:style-name="gr3" draw:text-style-name="P3" draw:layer="layout" svg:width="0.227cm" svg:height="0.146cm" svg:x="3.336cm" svg:y="2.468cm" svg:viewBox="0 0 228 147" draw:points="228,74 0,147 0,0">
          <text:p/>
        </draw:polygon>
        <draw:path draw:style-name="gr3" draw:text-style-name="P3" draw:layer="layout" svg:width="0.259cm" svg:height="0.19cm" svg:x="3.32cm" svg:y="2.446cm" svg:viewBox="0 0 260 191" svg:d="M260 84v22l-260 85v-191zM33 147l160-52-160-52z">
          <text:p/>
        </draw:path>
        <draw:line draw:style-name="gr2" draw:text-style-name="P2" draw:layer="layout" svg:x1="3.896cm" svg:y1="2.541cm" svg:x2="4.531cm" svg:y2="2.541cm">
          <text:p/>
        </draw:line>
        <draw:polygon draw:style-name="gr3" draw:text-style-name="P3" draw:layer="layout" svg:width="0cm" svg:height="0.031cm" svg:x="3.896cm" svg:y="2.525cm" svg:viewBox="0 0 0 32" draw:points="0,32 0,0">
          <text:p/>
        </draw:polygon>
        <draw:polygon draw:style-name="gr3" draw:text-style-name="P3" draw:layer="layout" svg:width="0.227cm" svg:height="0.146cm" svg:x="4.304cm" svg:y="2.468cm" svg:viewBox="0 0 228 147" draw:points="228,74 0,147 0,0">
          <text:p/>
        </draw:polygon>
        <draw:path draw:style-name="gr3" draw:text-style-name="P3" draw:layer="layout" svg:width="0.243cm" svg:height="0.19cm" svg:x="4.288cm" svg:y="2.446cm" svg:viewBox="0 0 244 191" svg:d="M244 78v34l-244 79v-191zM32 147l161-52-161-52z">
          <text:p/>
        </draw:path>
        <draw:path draw:style-name="gr1" draw:text-style-name="P1" draw:layer="layout" svg:width="0.318cm" svg:height="1.27cm" svg:x="6.436cm" svg:y="1.906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6.436cm" svg:y="1.906cm" svg:viewBox="0 0 319 1271" svg:d="M0 79c0-44 35-79 80-79h159c45 0 80 35 80 79v1113c0 44-35 79-80 79h-159c-45 0-80-35-80-79z">
          <text:p/>
        </draw:path>
        <draw:line draw:style-name="gr2" draw:text-style-name="P2" draw:layer="layout" svg:x1="5.801cm" svg:y1="2.541cm" svg:x2="6.42cm" svg:y2="2.541cm">
          <text:p/>
        </draw:line>
        <draw:polygon draw:style-name="gr3" draw:text-style-name="P3" draw:layer="layout" svg:width="0cm" svg:height="0.031cm" svg:x="5.801cm" svg:y="2.525cm" svg:viewBox="0 0 0 32" draw:points="0,32 0,0">
          <text:p/>
        </draw:polygon>
        <draw:polygon draw:style-name="gr3" draw:text-style-name="P3" draw:layer="layout" svg:width="0.227cm" svg:height="0.146cm" svg:x="6.193cm" svg:y="2.468cm" svg:viewBox="0 0 228 147" draw:points="228,74 0,147 0,0">
          <text:p/>
        </draw:polygon>
        <draw:path draw:style-name="gr3" draw:text-style-name="P3" draw:layer="layout" svg:width="0.259cm" svg:height="0.19cm" svg:x="6.177cm" svg:y="2.446cm" svg:viewBox="0 0 260 191" svg:d="M260 84v22l-260 85v-191zM33 147l161-52-161-52z">
          <text:p/>
        </draw:path>
        <draw:path draw:style-name="gr4" draw:text-style-name="P4" draw:layer="layout" svg:width="2.54cm" svg:height="0.662cm" svg:x="3.896cm" svg:y="1.906cm" svg:viewBox="0 0 2541 663" svg:d="M0 79c0-44 35-79 80-79h2382c44 0 79 35 79 79v505c0 42-35 79-79 79h-2382c-45 0-80-37-80-79z">
          <text:p/>
        </draw:path>
        <draw:path draw:style-name="gr5" draw:text-style-name="P2" draw:layer="layout" svg:width="2.54cm" svg:height="0.662cm" svg:x="3.896cm" svg:y="1.906cm" svg:viewBox="0 0 2541 663" svg:d="M0 79c0-44 35-79 80-79h2382c44 0 79 35 79 79v505c0 42-35 79-79 79h-2382c-45 0-80-37-80-79z">
          <text:p/>
        </draw:path>
        <draw:polygon draw:style-name="gr3" draw:text-style-name="P3" draw:layer="layout" svg:width="0.067cm" svg:height="0.074cm" svg:x="4.935cm" svg:y="2.475cm" svg:viewBox="0 0 68 75" draw:points="0,75 0,38 0,0 68,0 68,38 68,75">
          <text:p/>
        </draw:polygon>
        <draw:polygon draw:style-name="gr3" draw:text-style-name="P3" draw:layer="layout" svg:width="0.066cm" svg:height="0.074cm" svg:x="5.131cm" svg:y="2.475cm" svg:viewBox="0 0 67 75" draw:points="0,75 0,38 0,0 67,0 67,38 67,75">
          <text:p/>
        </draw:polygon>
        <draw:polygon draw:style-name="gr3" draw:text-style-name="P3" draw:layer="layout" svg:width="0.066cm" svg:height="0.074cm" svg:x="5.326cm" svg:y="2.475cm" svg:viewBox="0 0 67 75" draw:points="0,75 0,38 0,0 67,0 67,38 67,75">
          <text:p/>
        </draw:polygon>
        <draw:line draw:style-name="gr2" draw:text-style-name="P2" draw:layer="layout" svg:x1="2.785cm" svg:y1="3.811cm" svg:x2="2.785cm" svg:y2="3.192cm">
          <text:p/>
        </draw:line>
        <draw:polygon draw:style-name="gr3" draw:text-style-name="P3" draw:layer="layout" svg:width="0.146cm" svg:height="0.227cm" svg:x="2.712cm" svg:y="3.192cm" svg:viewBox="0 0 147 228" draw:points="147,228 0,228 74,0">
          <text:p/>
        </draw:polygon>
        <draw:path draw:style-name="gr3" draw:text-style-name="P3" draw:layer="layout" svg:width="0.19cm" svg:height="0.259cm" svg:x="2.69cm" svg:y="3.176cm" svg:viewBox="0 0 191 260" svg:d="M191 260h-191l85-260h22zM43 228h105l-52-161z">
          <text:p/>
        </draw:path>
        <draw:line draw:style-name="gr2" draw:text-style-name="P2" draw:layer="layout" svg:x1="3.738cm" svg:y1="3.811cm" svg:x2="3.738cm" svg:y2="3.192cm">
          <text:p/>
        </draw:line>
        <draw:polygon draw:style-name="gr3" draw:text-style-name="P3" draw:layer="layout" svg:width="0.147cm" svg:height="0.227cm" svg:x="3.664cm" svg:y="3.192cm" svg:viewBox="0 0 148 228" draw:points="148,228 0,228 74,0">
          <text:p/>
        </draw:polygon>
        <draw:path draw:style-name="gr3" draw:text-style-name="P3" draw:layer="layout" svg:width="0.191cm" svg:height="0.259cm" svg:x="3.642cm" svg:y="3.176cm" svg:viewBox="0 0 192 260" svg:d="M192 260h-192l85-260h23zM43 228h106l-52-161z">
          <text:p/>
        </draw:path>
        <draw:line draw:style-name="gr2" draw:text-style-name="P2" draw:layer="layout" svg:x1="6.595cm" svg:y1="3.811cm" svg:x2="6.595cm" svg:y2="3.192cm">
          <text:p/>
        </draw:line>
        <draw:polygon draw:style-name="gr3" draw:text-style-name="P3" draw:layer="layout" svg:width="0.146cm" svg:height="0.227cm" svg:x="6.522cm" svg:y="3.192cm" svg:viewBox="0 0 147 228" draw:points="147,228 0,228 74,0">
          <text:p/>
        </draw:polygon>
        <draw:path draw:style-name="gr3" draw:text-style-name="P3" draw:layer="layout" svg:width="0.19cm" svg:height="0.259cm" svg:x="6.5cm" svg:y="3.176cm" svg:viewBox="0 0 191 260" svg:d="M191 260h-191l85-260h22zM44 228h104l-52-161z">
          <text:p/>
        </draw:path>
        <draw:line draw:style-name="gr2" draw:text-style-name="P2" draw:layer="layout" svg:x1="2.785cm" svg:y1="1.906cm" svg:x2="2.785cm" svg:y2="1.287cm">
          <text:p/>
        </draw:line>
        <draw:polygon draw:style-name="gr3" draw:text-style-name="P3" draw:layer="layout" svg:width="0.031cm" svg:height="0cm" svg:x="2.769cm" svg:y="1.906cm" svg:viewBox="0 0 32 0" draw:points="32,0 0,0">
          <text:p/>
        </draw:polygon>
        <draw:polygon draw:style-name="gr6" draw:text-style-name="P3" draw:layer="layout" svg:width="0.146cm" svg:height="0.227cm" svg:x="2.712cm" svg:y="1.287cm" svg:viewBox="0 0 147 228" draw:points="74,0 147,228 0,228">
          <text:p/>
        </draw:polygon>
        <draw:line draw:style-name="gr2" draw:text-style-name="P2" draw:layer="layout" svg:x1="3.738cm" svg:y1="1.906cm" svg:x2="3.738cm" svg:y2="1.287cm">
          <text:p/>
        </draw:line>
        <draw:polygon draw:style-name="gr3" draw:text-style-name="P3" draw:layer="layout" svg:width="0.03cm" svg:height="0cm" svg:x="3.722cm" svg:y="1.906cm" svg:viewBox="0 0 31 0" draw:points="31,0 0,0">
          <text:p/>
        </draw:polygon>
        <draw:polygon draw:style-name="gr6" draw:text-style-name="P3" draw:layer="layout" svg:width="0.147cm" svg:height="0.227cm" svg:x="3.664cm" svg:y="1.287cm" svg:viewBox="0 0 148 228" draw:points="74,0 148,228 0,228">
          <text:p/>
        </draw:polygon>
        <draw:line draw:style-name="gr2" draw:text-style-name="P2" draw:layer="layout" svg:x1="6.595cm" svg:y1="1.906cm" svg:x2="6.595cm" svg:y2="1.287cm">
          <text:p/>
        </draw:line>
        <draw:polygon draw:style-name="gr3" draw:text-style-name="P3" draw:layer="layout" svg:width="0.031cm" svg:height="0cm" svg:x="6.579cm" svg:y="1.906cm" svg:viewBox="0 0 32 0" draw:points="32,0 0,0">
          <text:p/>
        </draw:polygon>
        <draw:polygon draw:style-name="gr6" draw:text-style-name="P3" draw:layer="layout" svg:width="0.146cm" svg:height="0.227cm" svg:x="6.522cm" svg:y="1.287cm" svg:viewBox="0 0 147 228" draw:points="74,0 147,228 0,228">
          <text:p/>
        </draw:polygon>
        <draw:path draw:style-name="gr1" draw:text-style-name="P1" draw:layer="layout" svg:width="0.318cm" svg:height="1.27cm" svg:x="2.626cm" svg:y="4.763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2.626cm" svg:y="4.763cm" svg:viewBox="0 0 319 1271" svg:d="M0 81c0-45 35-81 80-81h159c45 0 80 36 80 81v1111c0 45-35 79-80 79h-159c-45 0-80-34-80-79z">
          <text:p/>
        </draw:path>
        <draw:path draw:style-name="gr1" draw:text-style-name="P1" draw:layer="layout" svg:width="0.317cm" svg:height="1.27cm" svg:x="3.579cm" svg:y="4.763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3.579cm" svg:y="4.763cm" svg:viewBox="0 0 318 1271" svg:d="M0 81c0-45 35-81 79-81h160c44 0 79 36 79 81v1111c0 45-35 79-79 79h-160c-44 0-79-34-79-79z">
          <text:p/>
        </draw:path>
        <draw:line draw:style-name="gr2" draw:text-style-name="P2" draw:layer="layout" svg:x1="2.944cm" svg:y1="5.398cm" svg:x2="3.563cm" svg:y2="5.398cm">
          <text:p/>
        </draw:line>
        <draw:polygon draw:style-name="gr3" draw:text-style-name="P3" draw:layer="layout" svg:width="0cm" svg:height="0.03cm" svg:x="2.944cm" svg:y="5.383cm" svg:viewBox="0 0 0 31" draw:points="0,31 0,0">
          <text:p/>
        </draw:polygon>
        <draw:polygon draw:style-name="gr3" draw:text-style-name="P3" draw:layer="layout" svg:width="0.227cm" svg:height="0.146cm" svg:x="3.336cm" svg:y="5.325cm" svg:viewBox="0 0 228 147" draw:points="228,73 0,147 0,0">
          <text:p/>
        </draw:polygon>
        <draw:path draw:style-name="gr3" draw:text-style-name="P3" draw:layer="layout" svg:width="0.259cm" svg:height="0.191cm" svg:x="3.32cm" svg:y="5.303cm" svg:viewBox="0 0 260 192" svg:d="M260 84v23l-260 85v-192zM33 148l160-53-160-52z">
          <text:p/>
        </draw:path>
        <draw:line draw:style-name="gr2" draw:text-style-name="P2" draw:layer="layout" svg:x1="3.896cm" svg:y1="5.398cm" svg:x2="4.531cm" svg:y2="5.398cm">
          <text:p/>
        </draw:line>
        <draw:polygon draw:style-name="gr3" draw:text-style-name="P3" draw:layer="layout" svg:width="0cm" svg:height="0.03cm" svg:x="3.896cm" svg:y="5.383cm" svg:viewBox="0 0 0 31" draw:points="0,31 0,0">
          <text:p/>
        </draw:polygon>
        <draw:polygon draw:style-name="gr3" draw:text-style-name="P3" draw:layer="layout" svg:width="0.227cm" svg:height="0.146cm" svg:x="4.304cm" svg:y="5.325cm" svg:viewBox="0 0 228 147" draw:points="228,73 0,147 0,0">
          <text:p/>
        </draw:polygon>
        <draw:path draw:style-name="gr3" draw:text-style-name="P3" draw:layer="layout" svg:width="0.243cm" svg:height="0.191cm" svg:x="4.288cm" svg:y="5.303cm" svg:viewBox="0 0 244 192" svg:d="M244 78v35l-244 79v-192zM32 148l161-53-161-52z">
          <text:p/>
        </draw:path>
        <draw:path draw:style-name="gr1" draw:text-style-name="P1" draw:layer="layout" svg:width="0.318cm" svg:height="1.27cm" svg:x="6.436cm" svg:y="4.763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6.436cm" svg:y="4.763cm" svg:viewBox="0 0 319 1271" svg:d="M0 81c0-45 35-81 80-81h159c45 0 80 36 80 81v1111c0 45-35 79-80 79h-159c-45 0-80-34-80-79z">
          <text:p/>
        </draw:path>
        <draw:line draw:style-name="gr2" draw:text-style-name="P2" draw:layer="layout" svg:x1="5.801cm" svg:y1="5.398cm" svg:x2="6.42cm" svg:y2="5.398cm">
          <text:p/>
        </draw:line>
        <draw:polygon draw:style-name="gr3" draw:text-style-name="P3" draw:layer="layout" svg:width="0cm" svg:height="0.03cm" svg:x="5.801cm" svg:y="5.383cm" svg:viewBox="0 0 0 31" draw:points="0,31 0,0">
          <text:p/>
        </draw:polygon>
        <draw:polygon draw:style-name="gr3" draw:text-style-name="P3" draw:layer="layout" svg:width="0.227cm" svg:height="0.146cm" svg:x="6.193cm" svg:y="5.325cm" svg:viewBox="0 0 228 147" draw:points="228,73 0,147 0,0">
          <text:p/>
        </draw:polygon>
        <draw:path draw:style-name="gr3" draw:text-style-name="P3" draw:layer="layout" svg:width="0.259cm" svg:height="0.191cm" svg:x="6.177cm" svg:y="5.303cm" svg:viewBox="0 0 260 192" svg:d="M260 84v23l-260 85v-192zM33 148l161-53-161-52z">
          <text:p/>
        </draw:path>
        <draw:path draw:style-name="gr4" draw:text-style-name="P4" draw:layer="layout" svg:width="2.54cm" svg:height="0.662cm" svg:x="3.896cm" svg:y="4.763cm" svg:viewBox="0 0 2541 663" svg:d="M0 80c0-45 35-80 80-80h2382c44 0 79 35 79 80v503c0 44-35 80-79 80h-2382c-45 0-80-36-80-80z">
          <text:p/>
        </draw:path>
        <draw:path draw:style-name="gr5" draw:text-style-name="P2" draw:layer="layout" svg:width="2.54cm" svg:height="0.662cm" svg:x="3.896cm" svg:y="4.763cm" svg:viewBox="0 0 2541 663" svg:d="M0 80c0-45 35-80 80-80h2382c44 0 79 35 79 80v503c0 44-35 80-79 80h-2382c-45 0-80-36-80-80z">
          <text:p/>
        </draw:path>
        <draw:polygon draw:style-name="gr3" draw:text-style-name="P3" draw:layer="layout" svg:width="0.067cm" svg:height="0.074cm" svg:x="4.935cm" svg:y="5.332cm" svg:viewBox="0 0 68 75" draw:points="0,75 0,38 0,0 68,0 68,38 68,75">
          <text:p/>
        </draw:polygon>
        <draw:polygon draw:style-name="gr3" draw:text-style-name="P3" draw:layer="layout" svg:width="0.066cm" svg:height="0.074cm" svg:x="5.131cm" svg:y="5.332cm" svg:viewBox="0 0 67 75" draw:points="0,75 0,38 0,0 67,0 67,38 67,75">
          <text:p/>
        </draw:polygon>
        <draw:polygon draw:style-name="gr3" draw:text-style-name="P3" draw:layer="layout" svg:width="0.066cm" svg:height="0.074cm" svg:x="5.326cm" svg:y="5.332cm" svg:viewBox="0 0 67 75" draw:points="0,75 0,38 0,0 67,0 67,38 67,75">
          <text:p/>
        </draw:polygon>
        <draw:line draw:style-name="gr2" draw:text-style-name="P2" draw:layer="layout" svg:x1="2.785cm" svg:y1="6.668cm" svg:x2="2.785cm" svg:y2="6.049cm">
          <text:p/>
        </draw:line>
        <draw:polygon draw:style-name="gr3" draw:text-style-name="P3" draw:layer="layout" svg:width="0.146cm" svg:height="0.227cm" svg:x="2.712cm" svg:y="6.049cm" svg:viewBox="0 0 147 228" draw:points="147,228 0,228 74,0">
          <text:p/>
        </draw:polygon>
        <draw:path draw:style-name="gr3" draw:text-style-name="P3" draw:layer="layout" svg:width="0.19cm" svg:height="0.259cm" svg:x="2.69cm" svg:y="6.033cm" svg:viewBox="0 0 191 260" svg:d="M191 260h-191l85-260h22zM43 228h105l-52-161z">
          <text:p/>
        </draw:path>
        <draw:path draw:style-name="gr2" draw:text-style-name="P2" draw:layer="layout" svg:width="0.953cm" svg:height="2.54cm" svg:x="2.785cm" svg:y="4.128cm" svg:viewBox="0 0 954 2541" svg:d="M0 636v-555c0-45 35-81 79-81h319c44 0 79 36 79 81v2381c0 45 35 79 80 79h317c45 0 80-34 80-79v-556">
          <text:p/>
        </draw:path>
        <draw:polygon draw:style-name="gr3" draw:text-style-name="P3" draw:layer="layout" svg:width="0.147cm" svg:height="0.227cm" svg:x="3.664cm" svg:y="6.033cm" svg:viewBox="0 0 148 228" draw:points="148,228 0,228 74,0">
          <text:p/>
        </draw:polygon>
        <draw:path draw:style-name="gr3" draw:text-style-name="P3" draw:layer="layout" svg:width="0.191cm" svg:height="0.243cm" svg:x="3.642cm" svg:y="6.033cm" svg:viewBox="0 0 192 244" svg:d="M192 244h-192l79-244h35zM43 213h106l-52-162z">
          <text:p/>
        </draw:path>
        <draw:path draw:style-name="gr1" draw:text-style-name="P1" draw:layer="layout" svg:width="0.318cm" svg:height="1.27cm" svg:x="4.531cm" svg:y="4.763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4.531cm" svg:y="4.763cm" svg:viewBox="0 0 319 1271" svg:d="M0 81c0-45 35-81 80-81h159c45 0 80 36 80 81v1111c0 45-35 79-80 79h-159c-45 0-80-34-80-79z">
          <text:p/>
        </draw:path>
        <draw:path draw:style-name="gr2" draw:text-style-name="P2" draw:layer="layout" svg:width="0.952cm" svg:height="2.54cm" svg:x="3.738cm" svg:y="4.128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4.617cm" svg:y="6.033cm" svg:viewBox="0 0 147 228" draw:points="147,228 0,228 74,0">
          <text:p/>
        </draw:polygon>
        <draw:path draw:style-name="gr3" draw:text-style-name="P3" draw:layer="layout" svg:width="0.19cm" svg:height="0.243cm" svg:x="4.595cm" svg:y="6.033cm" svg:viewBox="0 0 191 244" svg:d="M191 244h-191l79-244h34zM44 213h104l-52-162z">
          <text:p/>
        </draw:path>
        <draw:path draw:style-name="gr1" draw:text-style-name="P1" draw:layer="layout" svg:width="0.317cm" svg:height="1.27cm" svg:x="5.484cm" svg:y="4.763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5.484cm" svg:y="4.763cm" svg:viewBox="0 0 318 1271" svg:d="M0 81c0-45 35-81 79-81h160c44 0 79 36 79 81v1111c0 45-35 79-79 79h-160c-44 0-79-34-79-79z">
          <text:p/>
        </draw:path>
        <draw:path draw:style-name="gr2" draw:text-style-name="P2" draw:layer="layout" svg:width="0.952cm" svg:height="2.54cm" svg:x="5.643cm" svg:y="4.128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6.522cm" svg:y="6.033cm" svg:viewBox="0 0 147 228" draw:points="147,228 0,228 74,0">
          <text:p/>
        </draw:polygon>
        <draw:path draw:style-name="gr3" draw:text-style-name="P3" draw:layer="layout" svg:width="0.19cm" svg:height="0.243cm" svg:x="6.5cm" svg:y="6.033cm" svg:viewBox="0 0 191 244" svg:d="M191 244h-191l79-244h34zM44 213h104l-52-162z">
          <text:p/>
        </draw:path>
        <draw:path draw:style-name="gr1" draw:text-style-name="P1" draw:layer="layout" svg:width="0.318cm" svg:height="1.27cm" svg:x="4.531cm" svg:y="1.906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4.531cm" svg:y="1.906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5.484cm" svg:y="1.906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5.484cm" svg:y="1.906cm" svg:viewBox="0 0 318 1271" svg:d="M0 79c0-44 35-79 79-79h160c44 0 79 35 79 79v1113c0 44-35 79-79 79h-160c-44 0-79-35-79-79z">
          <text:p/>
        </draw:path>
        <draw:line draw:style-name="gr2" draw:text-style-name="P2" draw:layer="layout" svg:x1="4.69cm" svg:y1="1.906cm" svg:x2="4.69cm" svg:y2="1.271cm">
          <text:p/>
        </draw:line>
        <draw:polygon draw:style-name="gr3" draw:text-style-name="P3" draw:layer="layout" svg:width="0.031cm" svg:height="0cm" svg:x="4.674cm" svg:y="1.906cm" svg:viewBox="0 0 32 0" draw:points="32,0 0,0">
          <text:p/>
        </draw:polygon>
        <draw:polygon draw:style-name="gr6" draw:text-style-name="P3" draw:layer="layout" svg:width="0.146cm" svg:height="0.227cm" svg:x="4.617cm" svg:y="1.271cm" svg:viewBox="0 0 147 228" draw:points="74,0 147,228 0,228">
          <text:p/>
        </draw:polygon>
        <draw:line draw:style-name="gr2" draw:text-style-name="P2" draw:layer="layout" svg:x1="5.643cm" svg:y1="1.906cm" svg:x2="5.643cm" svg:y2="1.271cm">
          <text:p/>
        </draw:line>
        <draw:polygon draw:style-name="gr3" draw:text-style-name="P3" draw:layer="layout" svg:width="0.03cm" svg:height="0cm" svg:x="5.627cm" svg:y="1.906cm" svg:viewBox="0 0 31 0" draw:points="31,0 0,0">
          <text:p/>
        </draw:polygon>
        <draw:polygon draw:style-name="gr6" draw:text-style-name="P3" draw:layer="layout" svg:width="0.147cm" svg:height="0.227cm" svg:x="5.569cm" svg:y="1.271cm" svg:viewBox="0 0 148 228" draw:points="74,0 148,228 0,228">
          <text:p/>
        </draw:polygon>
        <draw:line draw:style-name="gr2" draw:text-style-name="P2" draw:layer="layout" svg:x1="4.69cm" svg:y1="3.811cm" svg:x2="4.69cm" svg:y2="3.176cm">
          <text:p/>
        </draw:line>
        <draw:polygon draw:style-name="gr3" draw:text-style-name="P3" draw:layer="layout" svg:width="0.146cm" svg:height="0.227cm" svg:x="4.617cm" svg:y="3.176cm" svg:viewBox="0 0 147 228" draw:points="147,228 0,228 74,0">
          <text:p/>
        </draw:polygon>
        <draw:path draw:style-name="gr3" draw:text-style-name="P3" draw:layer="layout" svg:width="0.19cm" svg:height="0.243cm" svg:x="4.595cm" svg:y="3.176cm" svg:viewBox="0 0 191 244" svg:d="M191 244h-191l79-244h34zM44 212h104l-52-160z">
          <text:p/>
        </draw:path>
        <draw:line draw:style-name="gr2" draw:text-style-name="P2" draw:layer="layout" svg:x1="5.643cm" svg:y1="3.811cm" svg:x2="5.643cm" svg:y2="3.176cm">
          <text:p/>
        </draw:line>
        <draw:polygon draw:style-name="gr3" draw:text-style-name="P3" draw:layer="layout" svg:width="0.147cm" svg:height="0.227cm" svg:x="5.569cm" svg:y="3.176cm" svg:viewBox="0 0 148 228" draw:points="148,228 0,228 74,0">
          <text:p/>
        </draw:polygon>
        <draw:path draw:style-name="gr3" draw:text-style-name="P3" draw:layer="layout" svg:width="0.191cm" svg:height="0.243cm" svg:x="5.547cm" svg:y="3.176cm" svg:viewBox="0 0 192 244" svg:d="M192 244h-192l79-244h35zM44 212h105l-52-160z">
          <text:p/>
        </draw:path>
        <draw:path draw:style-name="gr1" draw:text-style-name="P1" draw:layer="layout" svg:width="2.54cm" svg:height="1.794cm" svg:x="10.548cm" svg:y="3.176cm" svg:viewBox="0 0 2541 1795" svg:d="M0 79c0-44 35-79 79-79h2383c44 0 79 35 79 79v1636c0 45-35 80-79 80h-2383c-44 0-79-35-79-80z">
          <text:p/>
        </draw:path>
        <draw:path draw:style-name="gr2" draw:text-style-name="P2" draw:layer="layout" svg:width="2.54cm" svg:height="1.794cm" svg:x="10.548cm" svg:y="3.176cm" svg:viewBox="0 0 2541 1795" svg:d="M0 79c0-44 35-79 79-79h2383c44 0 79 35 79 79v1636c0 45-35 80-79 80h-2383c-44 0-79-35-79-80z">
          <text:p/>
        </draw:path>
        <draw:path draw:style-name="gr7" draw:text-style-name="P5" draw:layer="layout" svg:width="4.762cm" svg:height="1.537cm" svg:x="2.309cm" svg:y="1.779cm" svg:viewBox="0 0 4763 1538" svg:d="M0 79c0-44 35-79 79-79h4605c44 0 79 35 79 79v1379c0 45-35 80-79 80h-4605c-44 0-79-35-79-80z">
          <text:p/>
        </draw:path>
        <draw:path draw:style-name="gr2" draw:text-style-name="P2" draw:layer="layout" svg:width="4.762cm" svg:height="1.537cm" svg:x="2.309cm" svg:y="1.779cm" svg:viewBox="0 0 4763 1538" svg:d="M386 0h307M847 0h308M1307 0h308M1768 0h308M2228 0h308M2688 0h308M3149 0h308M3609 0h308M4070 0h307M4530 0h154l48 16 26 38 5 25v153M4763 386v306M4763 845v306M4763 1305v153l-16 48-38 27-25 5h-154M4377 1538h-307M3917 1538h-308M3457 1538h-308M2996 1538h-308M2536 1538h-308M2076 1538h-308M1615 1538h-308M1155 1538h-308M693 1538h-307M233 1538h-154l-47-16-27-38-5-26v-153M0 1151v-306M0 692v-306M0 232v-153l16-47 38-27 25-5h154">
          <text:p/>
        </draw:path>
        <draw:path draw:style-name="gr7" draw:text-style-name="P5" draw:layer="layout" svg:width="4.762cm" svg:height="1.537cm" svg:x="2.309cm" svg:y="4.63cm" svg:viewBox="0 0 4763 1538" svg:d="M0 80c0-45 35-80 79-80h4605c44 0 79 35 79 80v1378c0 45-35 80-79 80h-4605c-44 0-79-35-79-80z">
          <text:p/>
        </draw:path>
        <draw:path draw:style-name="gr2" draw:text-style-name="P2" draw:layer="layout" svg:width="4.762cm" svg:height="1.537cm" svg:x="2.309cm" svg:y="4.63cm" svg:viewBox="0 0 4763 1538" svg:d="M386 0h307M847 0h308M1307 0h308M1768 0h308M2228 0h308M2688 0h308M3149 0h308M3609 0h308M4070 0h307M4530 0h154l48 16 26 38 5 26v153M4763 387v306M4763 846v306M4763 1306v152l-16 48-38 27-25 5h-154M4377 1538h-307M3917 1538h-308M3457 1538h-308M2996 1538h-308M2536 1538h-308M2076 1538h-308M1615 1538h-308M1155 1538h-308M693 1538h-307M233 1538h-154l-47-16-27-38-5-26v-152M0 1152v-306M0 693v-306M0 233v-153l16-48 38-27 25-5h154">
          <text:p/>
        </draw:path>
        <draw:path draw:style-name="gr4" draw:text-style-name="P4" draw:layer="layout" svg:width="3.81cm" svg:height="0.953cm" svg:x="2.785cm" svg:y="0.318cm" svg:viewBox="0 0 3811 954" svg:d="M0 80c0-45 35-80 79-80h3653c44 0 79 35 79 80v795c0 44-35 79-79 79h-3653c-44 0-79-35-79-79z">
          <text:p/>
        </draw:path>
        <draw:path draw:style-name="gr5" draw:text-style-name="P2" draw:layer="layout" svg:width="3.81cm" svg:height="0.953cm" svg:x="4.047cm" svg:y="1.189cm" svg:viewBox="0 0 3811 954" svg:d="M0 80c0-45 35-80 79-80h3653c44 0 79 35 79 80v795c0 44-35 79-79 79h-3653c-44 0-79-35-79-79z">
          <text:p/>
        </draw:path>
        <draw:path draw:style-name="gr4" draw:text-style-name="P4" draw:layer="layout" svg:width="3.81cm" svg:height="0.953cm" svg:x="2.785cm" svg:y="6.668cm" svg:viewBox="0 0 3811 954" svg:d="M0 80c0-45 35-80 79-80h3653c44 0 79 35 79 80v795c0 44-35 79-79 79h-3653c-44 0-79-35-79-79z">
          <text:p/>
        </draw:path>
        <draw:path draw:style-name="gr5" draw:text-style-name="P2" draw:layer="layout" svg:width="3.81cm" svg:height="0.953cm" svg:x="2.785cm" svg:y="6.668cm" svg:viewBox="0 0 3811 954" svg:d="M0 80c0-45 35-80 79-80h3653c44 0 79 35 79 80v795c0 44-35 79-79 79h-3653c-44 0-79-35-79-79z">
          <text:p/>
        </draw:path>
        <draw:path draw:style-name="gr3" draw:text-style-name="P3" draw:layer="layout" svg:width="2.699cm" svg:height="1.845cm" svg:x="7.46cm" svg:y="3.141cm" svg:viewBox="0 0 2700 1846" svg:d="M32 95c0 8-6 16-16 16-9 0-16-8-16-16 0-9 7-16 16-16 10 0 16 7 16 16zM111 16c0 8-6 16-16 16-9 0-15-8-15-16 0-10 6-16 15-16 10 0 16 6 16 16zM237 16c0 8-7 16-16 16-10 0-16-8-16-16 0-10 6-16 16-16 9 0 16 6 16 16zM362 16c0 8-6 16-16 16-9 0-16-8-16-16 0-10 7-16 16-16 10 0 16 6 16 16zM488 16c0 8-7 16-16 16-10 0-16-8-16-16 0-10 6-16 16-16 9 0 16 6 16 16zM613 16c0 8-6 16-16 16-9 0-16-8-16-16 0-10 7-16 16-16 10 0 16 6 16 16zM739 16c0 8-6 16-15 16-10 0-16-8-16-16 0-10 6-16 16-16 9 0 15 6 15 16zM865 16c0 8-7 16-16 16-10 0-16-8-16-16 0-10 6-16 16-16 9 0 16 6 16 16zM990 16c0 8-6 16-16 16-9 0-16-8-16-16 0-10 7-16 16-16 10 0 16 6 16 16zM1116 16c0 8-7 16-16 16-10 0-16-8-16-16 0-10 6-16 16-16 9 0 16 6 16 16zM1241 16c0 8-6 16-16 16-9 0-16-8-16-16 0-10 7-16 16-16 10 0 16 6 16 16zM1366 16c0 8-6 16-15 16-10 0-16-8-16-16 0-10 6-16 16-16 9 0 15 6 15 16zM1492 16c0 8-6 16-16 16s-16-8-16-16c0-10 6-16 16-16s16 6 16 16zM1617 16c0 8-6 16-16 16-9 0-15-8-15-16 0-10 6-16 15-16 10 0 16 6 16 16zM1743 16c0 8-7 16-16 16-10 0-16-8-16-16 0-10 6-16 16-16 9 0 16 6 16 16zM1868 16c0 8-6 16-16 16-9 0-16-8-16-16 0-10 7-16 16-16 10 0 16 6 16 16zM1994 16c0 8-7 16-16 16-10 0-16-8-16-16 0-10 6-16 16-16 9 0 16 6 16 16zM2119 16c0 8-6 16-16 16-9 0-16-8-16-16 0-10 7-16 16-16 10 0 16 6 16 16zM2244 16c0 8-6 16-16 16-9 0-15-8-15-16 0-10 6-16 15-16 10 0 16 6 16 16zM2370 16c0 8-7 16-16 16-10 0-16-8-16-16 0-10 6-16 16-16 9 0 16 6 16 16zM2495 16c0 8-6 16-16 16-9 0-16-8-16-16 0-10 7-16 16-16 10 0 16 6 16 16zM2621 16c0 8-7 16-16 16-10 0-16-8-16-16 0-10 6-16 16-16 9 0 16 6 16 16zM2700 95c0 8-6 16-16 16-9 0-16-8-16-16 0-9 7-16 16-16 10 0 16 7 16 16zM2700 222c0 8-6 16-16 16-9 0-16-8-16-16 0-9 7-16 16-16 10 0 16 7 16 16zM2700 349c0 8-6 16-16 16-9 0-16-8-16-16 0-9 7-16 16-16 10 0 16 7 16 16zM2700 476c0 10-6 16-16 16-9 0-16-6-16-16 0-8 7-16 16-16 10 0 16 8 16 16zM2700 603c0 10-6 16-16 16-9 0-16-6-16-16 0-8 7-16 16-16 10 0 16 8 16 16zM2700 730c0 10-6 16-16 16-9 0-16-6-16-16 0-8 7-16 16-16 10 0 16 8 16 16zM2700 859c0 8-6 16-16 16-9 0-16-8-16-16 0-10 7-16 16-16 10 0 16 6 16 16zM2700 986c0 8-6 16-16 16-9 0-16-8-16-16 0-10 7-16 16-16 10 0 16 6 16 16zM2700 1114c0 9-6 16-16 16-9 0-16-7-16-16 0-8 7-16 16-16 10 0 16 8 16 16zM2700 1241c0 9-6 16-16 16-9 0-16-7-16-16 0-8 7-16 16-16 10 0 16 8 16 16zM2700 1368c0 9-6 16-16 16-9 0-16-7-16-16 0-8 7-16 16-16 10 0 16 8 16 16zM2700 1496c0 8-6 16-16 16-9 0-16-8-16-16 0-9 7-15 16-15 10 0 16 6 16 15zM2700 1623c0 8-6 16-16 16-9 0-16-8-16-16 0-9 7-15 16-15 10 0 16 6 16 15zM2700 1750c0 10-6 16-16 16-9 0-16-6-16-16 0-9 7-15 16-15 10 0 16 6 16 15zM2621 1830c0 9-7 16-16 16-10 0-16-7-16-16 0-10 6-16 16-16 9 0 16 6 16 16zM2495 1830c0 9-6 16-16 16-9 0-16-7-16-16 0-10 7-16 16-16 10 0 16 6 16 16zM2370 1830c0 9-7 16-16 16-10 0-16-7-16-16 0-10 6-16 16-16 9 0 16 6 16 16zM2244 1830c0 9-6 16-16 16-9 0-15-7-15-16 0-10 6-16 15-16 10 0 16 6 16 16zM2119 1830c0 9-6 16-16 16-9 0-16-7-16-16 0-10 7-16 16-16 10 0 16 6 16 16zM1994 1830c0 9-7 16-16 16-10 0-16-7-16-16 0-10 6-16 16-16 9 0 16 6 16 16zM1868 1830c0 9-6 16-16 16-9 0-16-7-16-16 0-10 7-16 16-16 10 0 16 6 16 16zM1743 1830c0 9-7 16-16 16-10 0-16-7-16-16 0-10 6-16 16-16 9 0 16 6 16 16zM1617 1830c0 9-6 16-16 16-9 0-15-7-15-16 0-10 6-16 15-16 10 0 16 6 16 16zM1492 1830c0 9-6 16-16 16s-16-7-16-16c0-10 6-16 16-16s16 6 16 16zM1366 1830c0 9-6 16-15 16-10 0-16-7-16-16 0-10 6-16 16-16 9 0 15 6 15 16zM1241 1830c0 9-6 16-16 16-9 0-16-7-16-16 0-10 7-16 16-16 10 0 16 6 16 16zM1116 1830c0 9-7 16-16 16-10 0-16-7-16-16 0-10 6-16 16-16 9 0 16 6 16 16zM990 1830c0 9-6 16-16 16-9 0-16-7-16-16 0-10 7-16 16-16 10 0 16 6 16 16zM865 1830c0 9-7 16-16 16-10 0-16-7-16-16 0-10 6-16 16-16 9 0 16 6 16 16zM739 1830c0 9-6 16-15 16-10 0-16-7-16-16 0-10 6-16 16-16 9 0 15 6 15 16zM613 1830c0 9-6 16-16 16-9 0-16-7-16-16 0-10 7-16 16-16 10 0 16 6 16 16zM488 1830c0 9-7 16-16 16-10 0-16-7-16-16 0-10 6-16 16-16 9 0 16 6 16 16zM362 1830c0 9-6 16-16 16-9 0-16-7-16-16 0-10 7-16 16-16 10 0 16 6 16 16zM237 1830c0 9-7 16-16 16-10 0-16-7-16-16 0-10 6-16 16-16 9 0 16 6 16 16zM111 1830c0 9-6 16-16 16-9 0-15-7-15-16 0-10 6-16 15-16 10 0 16 6 16 16zM32 1750c0 10-6 16-16 16-9 0-16-6-16-16 0-9 7-15 16-15 10 0 16 6 16 15zM32 1623c0 8-6 16-16 16-9 0-16-8-16-16 0-9 7-15 16-15 10 0 16 6 16 15zM32 1496c0 8-6 16-16 16-9 0-16-8-16-16 0-9 7-15 16-15 10 0 16 6 16 15zM32 1368c0 9-6 16-16 16-9 0-16-7-16-16 0-8 7-16 16-16 10 0 16 8 16 16zM32 1241c0 9-6 16-16 16-9 0-16-7-16-16 0-8 7-16 16-16 10 0 16 8 16 16zM32 1114c0 9-6 16-16 16-9 0-16-7-16-16 0-8 7-16 16-16 10 0 16 8 16 16zM32 986c0 8-6 16-16 16-9 0-16-8-16-16 0-10 7-16 16-16 10 0 16 6 16 16zM32 859c0 8-6 16-16 16-9 0-16-8-16-16 0-10 7-16 16-16 10 0 16 6 16 16zM32 730c0 10-6 16-16 16-9 0-16-6-16-16 0-8 7-16 16-16 10 0 16 8 16 16zM32 603c0 10-6 16-16 16-9 0-16-6-16-16 0-8 7-16 16-16 10 0 16 8 16 16zM32 476c0 10-6 16-16 16-9 0-16-6-16-16 0-8 7-16 16-16 10 0 16 8 16 16zM32 349c0 8-6 16-16 16-9 0-16-8-16-16 0-9 7-16 16-16 10 0 16 7 16 16zM32 222c0 8-6 16-16 16-9 0-16-8-16-16 0-9 7-16 16-16 10 0 16 7 16 16z">
          <text:p/>
        </draw:path>
        <draw:path draw:style-name="gr3" draw:text-style-name="P3" draw:layer="layout" svg:width="1.805cm" svg:height="0.501cm" svg:x="7.055cm" svg:y="2.531cm" svg:viewBox="0 0 1806 502" svg:d="M32 16c0 10-6 16-16 16-9 0-16-6-16-16 0-9 7-16 16-16 10 0 16 7 16 16zM156 16c0 10-6 16-16 16-8 0-16-6-16-16 0-9 8-16 16-16 10 0 16 7 16 16zM281 16c0 10-8 16-16 16-9 0-15-6-15-16 0-9 6-16 15-16 8 0 16 7 16 16zM405 16c0 10-6 16-16 16-8 0-16-6-16-16 0-9 8-16 16-16 10 0 16 7 16 16zM531 16c0 10-8 16-16 16-10 0-16-6-16-16 0-9 6-16 16-16 8 0 16 7 16 16zM654 16c0 10-6 16-15 16-8 0-16-6-16-16 0-9 8-16 16-16 9 0 15 7 15 16zM781 16c0 10-8 16-16 16-10 0-16-6-16-16 0-9 6-16 16-16 8 0 16 7 16 16zM905 16c0 10-7 16-16 16-8 0-16-6-16-16 0-9 8-16 16-16 9 0 16 7 16 16zM1028 16c0 10-6 16-15 16-8 0-16-6-16-16 0-9 8-16 16-16 9 0 15 7 15 16zM1154 16c0 10-8 16-16 16-9 0-16-6-16-16 0-9 7-16 16-16 8 0 16 7 16 16zM1278 16c0 10-7 16-16 16-8 0-16-6-16-16 0-9 8-16 16-16 9 0 16 7 16 16zM1403 16c0 10-8 16-16 16-9 0-16-6-16-16 0-9 7-16 16-16 8 0 16 7 16 16zM1527 16c0 10-6 16-16 16-8 0-16-6-16-16 0-9 8-16 16-16 10 0 16 7 16 16zM1652 16c0 10-8 16-15 16-10 0-16-6-16-16 0-9 6-16 16-16 7 0 15 7 15 16zM1776 16c0 10-6 16-16 16-8 0-16-6-16-16 0-9 8-16 16-16 10 0 16 7 16 16zM1806 112c0 8-8 15-16 15-9 0-15-7-15-15 0-10 6-16 15-16 8 0 16 6 16 16zM1806 235c0 10-8 16-16 16-9 0-15-6-15-16 0-8 6-15 15-15 8 0 16 7 16 15zM1806 361c0 8-8 16-16 16-9 0-15-8-15-16 0-10 6-16 15-16 8 0 16 6 16 16zM1806 485c0 9-8 17-16 17-9 0-15-8-15-17 0-8 6-16 15-16 8 0 16 8 16 16z">
          <text:p/>
        </draw:path>
        <draw:polygon draw:style-name="gr3" draw:text-style-name="P3" draw:layer="layout" svg:width="0.148cm" svg:height="0.227cm" svg:x="8.77cm" svg:y="2.914cm" svg:viewBox="0 0 149 228" draw:points="74,228 0,0 149,0">
          <text:p/>
        </draw:polygon>
        <draw:path draw:style-name="gr3" draw:text-style-name="P3" draw:layer="layout" svg:width="0.191cm" svg:height="0.259cm" svg:x="8.749cm" svg:y="2.898cm" svg:viewBox="0 0 192 260" svg:d="M108 260h-24l-84-260h192zM43 32l53 160 51-160z">
          <text:p/>
        </draw:path>
        <draw:path draw:style-name="gr3" draw:text-style-name="P3" draw:layer="layout" svg:width="1.763cm" svg:height="0.444cm" svg:x="7.055cm" svg:y="4.97cm" svg:viewBox="0 0 1764 445" svg:d="M32 429c0 10-6 16-16 16-9 0-16-6-16-16 0-9 7-15 16-15 10 0 16 6 16 15zM158 429c0 10-7 16-16 16-8 0-16-6-16-16 0-9 8-15 16-15 9 0 16 6 16 15zM285 429c0 10-8 16-16 16-10 0-16-6-16-16 0-9 6-15 16-15 8 0 16 6 16 15zM411 429c0 10-6 16-16 16-9 0-17-6-17-16 0-9 8-15 17-15 10 0 16 6 16 15zM538 429c0 10-8 16-16 16-9 0-16-6-16-16 0-9 7-15 16-15 8 0 16 6 16 15zM663 429c0 10-6 16-16 16-7 0-15-6-15-16 0-9 8-15 15-15 10 0 16 6 16 15zM790 429c0 10-8 16-16 16-9 0-15-6-15-16 0-9 6-15 15-15 8 0 16 6 16 15zM916 429c0 10-8 16-16 16-10 0-16-6-16-16 0-9 6-15 16-15 8 0 16 6 16 15zM1041 429c0 10-6 16-16 16-8 0-16-6-16-16 0-9 8-15 16-15 10 0 16 6 16 15zM1168 429c0 10-8 16-16 16-9 0-16-6-16-16 0-9 7-15 16-15 8 0 16 6 16 15zM1294 429c0 10-7 16-16 16-8 0-16-6-16-16 0-9 8-15 16-15 9 0 16 6 16 15zM1421 429c0 10-8 16-16 16-10 0-16-6-16-16 0-9 6-15 16-15 8 0 16 6 16 15zM1546 429c0 10-6 16-16 16-9 0-16-6-16-16 0-9 7-15 16-15 10 0 16 6 16 15zM1671 429c0 10-6 16-15 16-8 0-16-6-16-16 0-9 8-15 16-15 9 0 15 6 15 15zM1764 395c0 9-7 15-16 15-10 0-16-6-16-15 0-8 6-16 16-16 9 0 16 8 16 16zM1764 269c0 8-7 16-16 16-10 0-16-8-16-16 0-9 6-16 16-16 9 0 16 7 16 16zM1764 142c0 10-7 16-16 16-10 0-16-6-16-16 0-9 6-17 16-17 9 0 16 8 16 17zM1764 16c0 8-7 16-16 16-10 0-16-8-16-16 0-10 6-16 16-16 9 0 16 6 16 16z">
          <text:p/>
        </draw:path>
        <draw:polygon draw:style-name="gr3" draw:text-style-name="P3" draw:layer="layout" svg:width="0.146cm" svg:height="0.227cm" svg:x="8.729cm" svg:y="4.986cm" svg:viewBox="0 0 147 228" draw:points="147,228 0,228 74,0">
          <text:p/>
        </draw:polygon>
        <draw:path draw:style-name="gr3" draw:text-style-name="P3" draw:layer="layout" svg:width="0.191cm" svg:height="0.259cm" svg:x="8.706cm" svg:y="4.97cm" svg:viewBox="0 0 192 260" svg:d="M92 11l12 5 9-3 79 247h-192l85-260h3zM43 228h106l-53-161z">
          <text:p/>
        </draw:path>
        <draw:path draw:style-name="gr2" draw:text-style-name="P2" draw:layer="layout" svg:width="4.747cm" svg:height="0.629cm" svg:x="7.071cm" svg:y="2.547cm" svg:viewBox="0 0 4748 630" svg:d="M0 0h4669c44 0 79 35 79 80v550">
          <text:p/>
        </draw:path>
        <draw:polygon draw:style-name="gr3" draw:text-style-name="P3" draw:layer="layout" svg:width="0.146cm" svg:height="0.227cm" svg:x="11.745cm" svg:y="2.949cm" svg:viewBox="0 0 147 228" draw:points="73,228 0,0 147,0">
          <text:p/>
        </draw:polygon>
        <draw:path draw:style-name="gr3" draw:text-style-name="P3" draw:layer="layout" svg:width="0.19cm" svg:height="0.243cm" svg:x="11.723cm" svg:y="2.933cm" svg:viewBox="0 0 191 244" svg:d="M112 244h-35l-77-244h191zM42 32l53 161 53-161z">
          <text:p/>
        </draw:path>
        <draw:path draw:style-name="gr2" draw:text-style-name="P2" draw:layer="layout" svg:width="4.747cm" svg:height="0.428cm" svg:x="7.071cm" svg:y="4.97cm" svg:viewBox="0 0 4748 429" svg:d="M0 429h4669c44 0 79-34 79-79v-350">
          <text:p/>
        </draw:path>
        <draw:polygon draw:style-name="gr3" draw:text-style-name="P3" draw:layer="layout" svg:width="0.146cm" svg:height="0.227cm" svg:x="11.745cm" svg:y="4.97cm" svg:viewBox="0 0 147 228" draw:points="147,228 0,228 73,0">
          <text:p/>
        </draw:polygon>
        <draw:path draw:style-name="gr3" draw:text-style-name="P3" draw:layer="layout" svg:width="0.19cm" svg:height="0.243cm" svg:x="11.723cm" svg:y="4.97cm" svg:viewBox="0 0 191 244" svg:d="M191 244h-191l77-244h35zM42 212h106l-53-161z">
          <text:p/>
        </draw:path>
        <draw:path draw:style-name="gr3" draw:text-style-name="P3" draw:layer="layout" svg:width="1.818cm" svg:height="1.231cm" svg:x="0.102cm" svg:y="3.466cm" svg:viewBox="0 0 1819 1232" svg:d="M32 96c0 8-6 16-16 16s-16-8-16-16c0-10 6-16 16-16s16 6 16 16zM111 16c0 8-6 16-16 16-9 0-15-8-15-16 0-9 6-16 15-16 10 0 16 7 16 16zM237 16c0 8-8 16-16 16-10 0-16-8-16-16 0-9 6-16 16-16 8 0 16 7 16 16zM362 16c0 8-8 16-16 16-9 0-16-8-16-16 0-9 7-16 16-16 8 0 16 7 16 16zM488 16c0 8-7 16-15 16-10 0-16-8-16-16 0-9 6-16 16-16 8 0 15 7 15 16zM612 16c0 8-6 16-16 16-7 0-15-8-15-16 0-9 8-16 15-16 10 0 16 7 16 16zM738 16c0 8-7 16-16 16-8 0-16-8-16-16 0-9 8-16 16-16 9 0 16 7 16 16zM863 16c0 8-6 16-16 16-8 0-16-8-16-16 0-9 8-16 16-16 10 0 16 7 16 16zM989 16c0 8-8 16-16 16-10 0-16-8-16-16 0-9 6-16 16-16 8 0 16 7 16 16zM1114 16c0 8-8 16-16 16-9 0-16-8-16-16 0-9 7-16 16-16 8 0 16 7 16 16zM1239 16c0 8-8 16-15 16-10 0-16-8-16-16 0-9 6-16 16-16 7 0 15 7 15 16zM1363 16c0 8-6 16-16 16-8 0-16-8-16-16 0-9 8-16 16-16 10 0 16 7 16 16zM1489 16c0 8-7 16-16 16-8 0-16-8-16-16 0-9 8-16 16-16 9 0 16 7 16 16zM1614 16c0 8-6 16-16 16-8 0-16-8-16-16 0-9 8-16 16-16 10 0 16 7 16 16zM1739 16c0 8-6 16-15 16-10 0-16-8-16-16 0-9 6-16 16-16 9 0 15 7 15 16zM1819 96c0 8-7 16-16 16-10 0-16-8-16-16 0-10 6-16 16-16 9 0 16 6 16 16zM1819 224c0 10-7 16-16 16-10 0-16-6-16-16 0-8 6-16 16-16 9 0 16 8 16 16zM1819 354c0 10-7 16-16 16-10 0-16-6-16-16 0-7 6-15 16-15 9 0 16 8 16 15zM1819 485c0 9-7 16-16 16-10 0-16-7-16-16 0-8 6-16 16-16 9 0 16 8 16 16zM1819 615c0 9-7 16-16 16-10 0-16-7-16-16 0-10 6-16 16-16 9 0 16 6 16 16zM1819 745c0 8-7 16-16 16-10 0-16-8-16-16 0-10 6-16 16-16 9 0 16 6 16 16zM1819 875c0 8-7 16-16 16-10 0-16-8-16-16 0-9 6-16 16-16 9 0 16 7 16 16zM1819 1005c0 8-7 16-16 16-10 0-16-8-16-16 0-9 6-16 16-16 9 0 16 7 16 16zM1819 1137c0 7-7 15-16 15-10 0-16-8-16-15 0-10 6-16 16-16 9 0 16 6 16 16zM1739 1216c0 8-6 16-15 16-10 0-16-8-16-16 0-10 6-16 16-16 9 0 15 6 15 16zM1614 1216c0 8-6 16-16 16-8 0-16-8-16-16 0-10 8-16 16-16 10 0 16 6 16 16zM1489 1216c0 8-7 16-16 16-8 0-16-8-16-16 0-10 8-16 16-16 9 0 16 6 16 16zM1363 1216c0 8-6 16-16 16-8 0-16-8-16-16 0-10 8-16 16-16 10 0 16 6 16 16zM1239 1216c0 8-8 16-15 16-10 0-16-8-16-16 0-10 6-16 16-16 7 0 15 6 15 16zM1114 1216c0 8-8 16-16 16-9 0-16-8-16-16 0-10 7-16 16-16 8 0 16 6 16 16zM989 1216c0 8-8 16-16 16-10 0-16-8-16-16 0-10 6-16 16-16 8 0 16 6 16 16zM863 1216c0 8-6 16-16 16-8 0-16-8-16-16 0-10 8-16 16-16 10 0 16 6 16 16zM738 1216c0 8-7 16-16 16-8 0-16-8-16-16 0-10 8-16 16-16 9 0 16 6 16 16zM612 1216c0 8-6 16-16 16-7 0-15-8-15-16 0-10 8-16 15-16 10 0 16 6 16 16zM488 1216c0 8-7 16-15 16-10 0-16-8-16-16 0-10 6-16 16-16 8 0 15 6 15 16zM362 1216c0 8-8 16-16 16-9 0-16-8-16-16 0-10 7-16 16-16 8 0 16 6 16 16zM237 1216c0 8-8 16-16 16-10 0-16-8-16-16 0-10 6-16 16-16 8 0 16 6 16 16zM111 1216c0 8-6 16-16 16-9 0-15-8-15-16 0-10 6-16 15-16 10 0 16 6 16 16zM32 1135c0 9-6 16-16 16s-16-7-16-16c0-8 6-16 16-16s16 8 16 16zM32 1005c0 8-6 16-16 16s-16-8-16-16c0-9 6-16 16-16s16 7 16 16zM32 875c0 8-6 16-16 16s-16-8-16-16c0-9 6-16 16-16s16 7 16 16zM32 745c0 8-6 16-16 16s-16-8-16-16c0-10 6-16 16-16s16 6 16 16zM32 615c0 9-6 16-16 16s-16-7-16-16c0-10 6-16 16-16s16 6 16 16zM32 485c0 9-6 16-16 16s-16-7-16-16c0-8 6-16 16-16s16 8 16 16zM32 354c0 10-6 16-16 16s-16-6-16-16c0-7 6-15 16-15s16 8 16 15zM32 224c0 10-6 16-16 16s-16-6-16-16c0-8 6-16 16-16s16 8 16 16z">
          <text:p/>
        </draw:path>
        <draw:path draw:style-name="gr3" draw:text-style-name="P3" draw:layer="layout" svg:width="1.189cm" svg:height="0.984cm" svg:x="0.996cm" svg:y="2.514cm" svg:viewBox="0 0 1190 985" svg:d="M32 969c0 8-8 16-16 16-10 0-16-8-16-16 0-9 6-16 16-16 8 0 16 7 16 16zM32 844c0 9-8 16-16 16-10 0-16-7-16-16 0-8 6-16 16-16 8 0 16 8 16 16zM32 720c0 10-8 16-16 16-10 0-16-6-16-16 0-8 6-16 16-16 8 0 16 8 16 16zM32 595c0 10-8 16-16 16-10 0-16-6-16-16 0-8 6-16 16-16 8 0 16 8 16 16zM32 471c0 8-8 16-16 16-10 0-16-8-16-16 0-9 6-15 16-15 8 0 16 6 16 15zM32 348c0 8-8 16-16 16-10 0-16-8-16-16 0-10 6-16 16-16 8 0 16 6 16 16zM32 224c0 8-8 16-16 16-10 0-16-8-16-16 0-10 6-16 16-16 8 0 16 6 16 16zM32 98c0 10-8 16-16 16-10 0-16-6-16-16 0-8 6-15 16-15 8 0 16 7 16 15zM73 16c0 9-8 16-16 16-9 0-16-7-16-16 0-8 7-16 16-16 8 0 16 8 16 16zM197 16c0 9-8 16-16 16-10 0-16-7-16-16 0-8 6-16 16-16 8 0 16 8 16 16zM321 16c0 9-8 16-16 16-10 0-16-7-16-16 0-8 6-16 16-16 8 0 16 8 16 16zM445 16c0 9-8 16-15 16-10 0-16-7-16-16 0-8 6-16 16-16 7 0 15 8 15 16zM569 16c0 9-6 16-16 16-8 0-16-7-16-16 0-8 8-16 16-16 10 0 16 8 16 16zM693 16c0 9-6 16-16 16-8 0-16-7-16-16 0-8 8-16 16-16 10 0 16 8 16 16zM817 16c0 9-6 16-16 16-8 0-16-7-16-16 0-8 8-16 16-16 10 0 16 8 16 16zM942 16c0 9-8 16-16 16-9 0-15-7-15-16 0-8 6-16 15-16 8 0 16 8 16 16zM1066 16c0 9-8 16-16 16-9 0-16-7-16-16 0-8 7-16 16-16 8 0 16 8 16 16zM1190 16c0 9-8 16-16 16-9 0-16-7-16-16 0-8 7-16 16-16 8 0 16 8 16 16z">
          <text:p/>
        </draw:path>
        <draw:polygon draw:style-name="gr3" draw:text-style-name="P3" draw:layer="layout" svg:width="0.227cm" svg:height="0.147cm" svg:x="2.066cm" svg:y="2.457cm" svg:viewBox="0 0 228 148" draw:points="228,73 0,148 0,0">
          <text:p/>
        </draw:polygon>
        <draw:path draw:style-name="gr3" draw:text-style-name="P3" draw:layer="layout" svg:width="0.259cm" svg:height="0.19cm" svg:x="2.05cm" svg:y="2.435cm" svg:viewBox="0 0 260 191" svg:d="M260 84v24l-260 83v-191zM33 147l160-52-160-51z">
          <text:p/>
        </draw:path>
        <draw:path draw:style-name="gr3" draw:text-style-name="P3" draw:layer="layout" svg:width="1.313cm" svg:height="0.887cm" svg:x="0.996cm" svg:y="4.665cm" svg:viewBox="0 0 1314 888" svg:d="M32 16c0 8-8 16-16 16-10 0-16-8-16-16 0-10 6-16 16-16 8 0 16 6 16 16zM32 141c0 8-8 16-16 16-10 0-16-8-16-16 0-9 6-16 16-16 8 0 16 7 16 16zM32 267c0 8-8 16-16 16-10 0-16-8-16-16 0-10 6-16 16-16 8 0 16 6 16 16zM32 392c0 10-8 16-16 16-10 0-16-6-16-16 0-8 6-16 16-16 8 0 16 8 16 16zM32 518c0 9-8 15-16 15-10 0-16-6-16-15 0-8 6-16 16-16 8 0 16 8 16 16zM32 645c0 8-8 16-16 16-10 0-16-8-16-16 0-10 6-16 16-16 8 0 16 6 16 16zM32 771c0 8-8 16-16 16-10 0-16-8-16-16 0-10 6-16 16-16 8 0 16 6 16 16zM55 873c0 8-7 15-15 15-10 0-16-7-16-15 0-10 6-16 16-16 8 0 15 6 15 16zM181 873c0 8-6 15-16 15-8 0-16-7-16-15 0-10 8-16 16-16 10 0 16 6 16 16zM306 873c0 8-6 15-16 15-8 0-15-7-15-15 0-10 7-16 15-16 10 0 16 6 16 16zM432 873c0 8-7 15-16 15-8 0-16-7-16-15 0-10 8-16 16-16 9 0 16 6 16 16zM559 873c0 8-8 15-16 15-10 0-16-7-16-15 0-10 6-16 16-16 8 0 16 6 16 16zM684 873c0 8-8 15-16 15-9 0-16-7-16-15 0-10 7-16 16-16 8 0 16 6 16 16zM810 873c0 8-7 15-16 15-8 0-16-7-16-15 0-10 8-16 16-16 9 0 16 6 16 16zM936 873c0 8-6 15-16 15-8 0-16-7-16-15 0-10 8-16 16-16 10 0 16 6 16 16zM1063 873c0 8-8 15-16 15-9 0-16-7-16-15 0-10 7-16 16-16 8 0 16 6 16 16zM1188 873c0 8-8 15-16 15-9 0-15-7-15-15 0-10 6-16 15-16 8 0 16 6 16 16zM1314 873c0 8-7 15-16 15-10 0-16-7-16-15 0-10 6-16 16-16 9 0 16 6 16 16z">
          <text:p/>
        </draw:path>
        <draw:polygon draw:style-name="gr3" draw:text-style-name="P3" draw:layer="layout" svg:width="0.227cm" svg:height="0.148cm" svg:x="2.066cm" svg:y="5.462cm" svg:viewBox="0 0 228 149" draw:points="228,76 0,149 0,0">
          <text:p/>
        </draw:polygon>
        <draw:path draw:style-name="gr3" draw:text-style-name="P3" draw:layer="layout" svg:width="0.259cm" svg:height="0.191cm" svg:x="2.05cm" svg:y="5.441cm" svg:viewBox="0 0 260 192" svg:d="M260 84v24l-260 84v-192zM33 147l160-50-160-53z">
          <text:p/>
        </draw:path>
        <draw:frame draw:style-name="gr8" draw:text-style-name="P7" draw:layer="layout" svg:width="0.705cm" svg:height="1.017cm" svg:x="4.873cm" svg:y="1.74cm">
          <draw:text-box>
            <text:p text:style-name="P6"><text:span text:style-name="T1">...</text:span></text:p>
          </draw:text-box>
        </draw:frame>
        <draw:frame draw:style-name="gr8" draw:text-style-name="P7" draw:layer="layout" svg:width="0.705cm" svg:height="1.017cm" svg:x="4.873cm" svg:y="4.598cm">
          <draw:text-box>
            <text:p text:style-name="P6"><text:span text:style-name="T1">...</text:span></text:p>
          </draw:text-box>
        </draw:frame>
        <draw:frame draw:style-name="gr9" draw:text-style-name="P9" draw:layer="layout" svg:width="2.667cm" svg:height="2.257cm" svg:x="10.482cm" svg:y="2.934cm">
          <draw:text-box>
            <text:p text:style-name="P8"><text:span text:style-name="T2">تمیزدهنده</text:span></text:p>
          </draw:text-box>
        </draw:frame>
        <draw:frame draw:style-name="gr10" draw:text-style-name="P11" draw:layer="layout" svg:width="3.175cm" svg:height="2.666cm" svg:x="7.234cm" svg:y="2.718cm">
          <draw:text-box>
            <text:p text:style-name="P10"><text:span text:style-name="T3">توزیع وضعیت مخفی (</text:span><text:span text:style-name="T3">hidden states</text:span><text:span text:style-name="T3">) دو شبکه به وسیله‌ی تمیزدهنده به هم نزدیک می‌شوند</text:span></text:p>
          </draw:text-box>
        </draw:frame>
        <draw:frame draw:style-name="gr11" draw:text-style-name="P12" draw:layer="layout" svg:width="2.032cm" svg:height="0.878cm" svg:x="3.667cm" svg:y="0.313cm">
          <draw:text-box>
            <text:p text:style-name="P8"><text:span text:style-name="T4">جبر معلم</text:span></text:p>
          </draw:text-box>
        </draw:frame>
        <draw:frame draw:style-name="gr12" draw:text-style-name="P14" draw:layer="layout" svg:width="2.286cm" svg:height="1.7cm" svg:x="-0.131cm" svg:y="3.227cm">
          <draw:text-box>
            <text:p text:style-name="P13"><text:span text:style-name="T3">وزن‌های <text:s/>دو شبکه مشترک است</text:span></text:p>
          </draw:text-box>
        </draw:frame>
        <draw:frame draw:style-name="gr13" draw:text-style-name="P16" draw:layer="layout" svg:width="4.826cm" svg:height="1cm" svg:x="2.143cm" svg:y="6.692cm">
          <draw:text-box>
            <text:p text:style-name="P15"><text:span text:style-name="T4">اجرای آزاد (</text:span><text:span text:style-name="T4">Free Running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MXYas1" svg:font-family="HMXYas"/>
    <style:font-face style:name="Helvetica1" svg:font-family="Helvetica"/>
    <style:font-face style:name="HMXYas" svg:font-family="HMXYa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2:31:46.858173541</meta:creation-date>
    <dc:date>2019-01-02T04:31:31.240432459</dc:date>
    <meta:editing-duration>PT1M23S</meta:editing-duration>
    <meta:editing-cycles>5</meta:editing-cycles>
    <meta:generator>LibreOffice/5.1.6.2$Linux_X86_64 LibreOffice_project/10m0$Build-2</meta:generator>
    <meta:document-statistic meta:object-count="133"/>
  </office:meta>
</office:document-meta>
</file>